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9.242cm" fo:min-width="8.992cm" fo:padding-top="0.152cm" fo:padding-bottom="0.152cm" fo:padding-left="0.277cm" fo:padding-right="0.277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4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1.606cm" fo:min-width="1.35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2.454cm" fo:min-width="2.204cm" fo:padding-top="0.152cm" fo:padding-bottom="0.152cm" fo:padding-left="0.277cm" fo:padding-right="0.277cm"/>
    </style:style>
    <style:style style:name="gr6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8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0.828cm" fo:min-width="0.578cm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draw:transform="rotate (1.5707963267949) translate (0.002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22cm" svg:height="2.569cm" draw:transform="rotate (1.5707963267949) translate (16.8cm 20cm)">
          <draw:text-box>
            <text:p/>
          </draw:text-box>
        </draw:frame>
        <draw:custom-shape draw:style-name="gr4" draw:text-style-name="P1" draw:layer="layout" svg:width="2.7cm" svg:height="2.7cm" draw:transform="rotate (1.5707963267949) translate (13.602cm 1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9cm" svg:height="3.9cm" draw:transform="rotate (1.5707963267949) translate (11.102cm 14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6cm" draw:transform="rotate (1.5707963267949) translate (15.429cm 14.8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10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602cm" svg:y1="10.5cm" svg:x2="17.002cm" svg:y2="14.3cm">
          <text:p/>
        </draw:line>
        <draw:custom-shape draw:style-name="gr10" draw:text-style-name="P1" draw:layer="layout" svg:width="0.503cm" svg:height="0.5cm" draw:transform="rotate (1.5707963267949) translate (12.802cm 13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3cm" svg:height="0.5cm" draw:transform="rotate (1.5707963267949) translate (14.702cm 13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3cm" svg:height="0.5cm" draw:transform="rotate (1.5707963267949) translate (16.002cm 14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3cm" svg:height="0.5cm" draw:transform="rotate (1.5707963267949) translate (16.802cm 1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6.602cm" svg:y1="10.5cm" svg:x2="8.602cm" svg:y2="11.2cm">
          <text:p/>
        </draw:line>
        <draw:frame draw:style-name="gr14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15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15" draw:text-style-name="P2" draw:layer="layout" svg:width="1.34cm" svg:height="1.405cm" svg:x="17.301cm" svg:y="13cm">
          <draw:text-box>
            <text:p><text:span text:style-name="T1">P</text:span><text:span text:style-name="T2">4</text:span></text:p>
          </draw:text-box>
        </draw:frame>
        <draw:frame draw:style-name="gr15" draw:text-style-name="P2" draw:layer="layout" svg:width="1.34cm" svg:height="1.405cm" svg:x="14.96cm" svg:y="12.395cm">
          <draw:text-box>
            <text:p><text:span text:style-name="T1">P</text:span><text:span text:style-name="T2">3</text:span></text:p>
          </draw:text-box>
        </draw:frame>
        <draw:frame draw:style-name="gr15" draw:text-style-name="P2" draw:layer="layout" svg:width="1.34cm" svg:height="1.405cm" svg:x="13.6cm" svg:y="11.9cm">
          <draw:text-box>
            <text:p><text:span text:style-name="T1">P</text:span><text:span text:style-name="T2">2</text:span></text:p>
          </draw:text-box>
        </draw:frame>
        <draw:frame draw:style-name="gr15" draw:text-style-name="P2" draw:layer="layout" svg:width="1.34cm" svg:height="1.405cm" svg:x="11.76cm" svg:y="11.2cm">
          <draw:text-box>
            <text:p><text:span text:style-name="T1">P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7:05:04.451514602</dc:date>
    <meta:editing-duration>PT1H9M53S</meta:editing-duration>
    <meta:editing-cycles>31</meta:editing-cycles>
    <meta:generator>LibreOffice/4.2.8.2$Linux_X86_64 LibreOffice_project/420m0$Build-2</meta:generator>
    <meta:document-statistic meta:object-count="22"/>
  </office:meta>
</office:document-meta>
</file>